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3333" draw:stroke-linejoin="none" draw:fill-color="#ff3333" draw:textarea-horizontal-align="justify" draw:textarea-vertical-align="middle" draw:auto-grow-height="false" fo:min-height="1.401cm" fo:min-width="1.151cm"/>
    </style:style>
    <style:style style:name="gr2" style:family="graphic" style:parent-style-name="standard">
      <style:graphic-properties svg:stroke-color="#9999ff" draw:stroke-linejoin="none" draw:fill-color="#9999ff" draw:textarea-horizontal-align="justify" draw:textarea-vertical-align="middle" draw:auto-grow-height="false" fo:min-height="1.401cm" fo:min-width="1.151cm"/>
    </style:style>
    <style:style style:name="gr3" style:family="graphic" style:parent-style-name="standard">
      <style:graphic-properties svg:stroke-color="#0000ff" draw:stroke-linejoin="none" draw:fill-color="#0000ff" draw:textarea-horizontal-align="justify" draw:textarea-vertical-align="middle" draw:auto-grow-height="false" fo:min-height="1.401cm" fo:min-width="1.151cm"/>
    </style:style>
    <style:style style:name="gr4" style:family="graphic" style:parent-style-name="standard">
      <style:graphic-properties svg:stroke-color="#3333ff" draw:stroke-linejoin="none" draw:fill-color="#3333ff" draw:textarea-horizontal-align="justify" draw:textarea-vertical-align="middle" draw:auto-grow-height="false" fo:min-height="1.401cm" fo:min-width="1.151cm"/>
    </style:style>
    <style:style style:name="gr5" style:family="graphic" style:parent-style-name="standard">
      <style:graphic-properties svg:stroke-color="#000099" draw:stroke-linejoin="none" draw:fill-color="#0000cc" draw:textarea-horizontal-align="justify" draw:textarea-vertical-align="middle" draw:auto-grow-height="false" fo:min-height="1.401cm" fo:min-width="1.151cm"/>
    </style:style>
    <style:style style:name="gr6" style:family="graphic" style:parent-style-name="standard">
      <style:graphic-properties svg:stroke-color="#000099" draw:stroke-linejoin="none" draw:fill-color="#000099" draw:textarea-horizontal-align="justify" draw:textarea-vertical-align="middle" draw:auto-grow-height="false" fo:min-height="1.401cm" fo:min-width="1.151cm"/>
    </style:style>
    <style:style style:name="P1" style:family="paragraph">
      <loext:graphic-properties draw:fill-color="#ff3333"/>
      <style:paragraph-properties fo:text-align="center"/>
    </style:style>
    <style:style style:name="P2" style:family="paragraph">
      <loext:graphic-properties draw:fill-color="#9999ff"/>
      <style:paragraph-properties fo:text-align="center"/>
    </style:style>
    <style:style style:name="P3" style:family="paragraph">
      <loext:graphic-properties draw:fill-color="#0000ff"/>
      <style:paragraph-properties fo:text-align="center"/>
    </style:style>
    <style:style style:name="P4" style:family="paragraph">
      <loext:graphic-properties draw:fill-color="#3333ff"/>
      <style:paragraph-properties fo:text-align="center"/>
    </style:style>
    <style:style style:name="P5" style:family="paragraph">
      <loext:graphic-properties draw:fill-color="#0000cc"/>
      <style:paragraph-properties fo:text-align="center"/>
    </style:style>
    <style:style style:name="P6" style:family="paragraph">
      <loext:graphic-properties draw:fill-color="#000099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51cm" svg:height="1.651cm" draw:transform="rotate (0.363901149040818) translate (3.838cm 5.061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1.651cm" draw:transform="rotate (-0.211010306566115) translate (10.252cm 4.699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1.651cm" svg:x="2.794cm" svg:y="6.7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1.651cm" svg:x="11.049cm" svg:y="6.7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1.651cm" svg:x="11.049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1.651cm" svg:x="2.794cm" svg:y="8.3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1.651cm" svg:x="4.445cm" svg:y="10.0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1.651cm" svg:x="9.398cm" svg:y="10.0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1.651cm" svg:x="7.747cm" svg:y="11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1.651cm" svg:x="6.096cm" svg:y="11.6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1.651cm" draw:transform="rotate (0.649960613442688) translate (4.418cm 1.888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51cm" svg:height="1.651cm" draw:transform="rotate (-0.561123354516174) translate (9.515cm 2.042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51cm" svg:height="1.651cm" svg:x="6.858cm" svg:y="2.2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51cm" svg:height="1.651cm" svg:x="6.858cm" svg:y="5.5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651cm" svg:height="1.651cm" svg:x="6.858cm" svg:y="3.93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651cm" svg:height="1.651cm" svg:x="6.858cm" svg:y="7.23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651cm" svg:height="1.651cm" svg:x="6.858cm" svg:y="8.8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15.24cm" fo:page-height="15.24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9T14:56:31.803552577</meta:creation-date>
    <dc:date>2016-06-09T15:06:08.104396881</dc:date>
    <meta:editing-duration>PT12S</meta:editing-duration>
    <meta:editing-cycles>1</meta:editing-cycles>
    <meta:document-statistic meta:object-count="17"/>
    <meta:generator>LibreOffice/5.0.6.3$Linux_X86_64 LibreOffice_project/00m0$Build-3</meta:generator>
  </office:meta>
</office:document-meta>
</file>